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B130FF16B959CC1.png" manifest:media-type="image/png"/>
  <manifest:file-entry manifest:full-path="Pictures/1000351400009698000054AB0433B3D38C11A429.svg" manifest:media-type="image/svg+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LushGreen-title">
      <style:graphic-properties fo:min-height="2.4cm"/>
    </style:style>
    <style:style style:name="pr8" style:family="presentation" style:parent-style-name="LushGreen-outline1">
      <style:graphic-properties draw:stroke="none" draw:fill="none" fo:min-height="11.929cm"/>
    </style:style>
    <style:style style:name="pr9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database tuning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m.g</text:p>
            <text:p/>
            <text:p>my profil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4cm" svg:x="1.4cm" svg:y="0.8cm" presentation:class="title" presentation:placeholder="true">
          <draw:text-box/>
        </draw:frame>
        <draw:frame presentation:style-name="pr8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LushGreen" style:page-layout-name="PM1" draw:style-name="Mdp3">
      <draw:frame draw:style-name="Mgr5" draw:text-style-name="MP10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4B130FF16B959CC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8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15:09.116556249</meta:creation-date>
    <meta:editing-duration>PT1M17S</meta:editing-duration>
    <meta:editing-cycles>2</meta:editing-cycles>
    <meta:generator>LibreOffice/5.1.6.2$Linux_X86_64 LibreOffice_project/10m0$Build-2</meta:generator>
    <dc:date>2018-05-21T11:16:20.099461256</dc:date>
    <meta:document-statistic meta:object-count="72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